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35.7pt"/>
    </style:style>
    <style:style style:name="co3" style:family="table-column">
      <style:table-column-properties fo:break-before="auto" style:column-width="131.7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tblladysusandata2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blladysusandata2.csv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80" table:default-cell-style-name="Default"/>
        <table:table-row table:style-name="ro1">
          <table:table-cell table:style-name="ce1" office:value-type="string" calcext:value-type="string">
            <text:p>ID1</text:p>
          </table:table-cell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Recipient</text:p>
          </table:table-cell>
          <table:table-cell table:style-name="ce1" office:value-type="string" calcext:value-type="string">
            <text:p>Letter N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rigin Place</text:p>
          </table:table-cell>
          <table:table-cell table:style-name="ce1" office:value-type="string" calcext:value-type="string">
            <text:p>Origin Coords</text:p>
          </table:table-cell>
          <table:table-cell table:number-columns-repeated="9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. Vern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tter 1 -- <text:s/>Lady Susan to Mr. Vernon</text:p>
          </table:table-cell>
          <table:table-cell table:style-name="ce2" office:value-type="string" calcext:value-type="string">
            <text:p>Langford</text:p>
          </table:table-cell>
          <table:table-cell table:style-name="ce2" office:value-type="string" calcext:value-type="string">
            <text:p>51.34,-2.782</text:p>
          </table:table-cell>
          <table:table-cell table:number-columns-repeated="97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etter 2 -- Lady Susan to Mrs. Johnson</text:p>
          </table:table-cell>
          <table:table-cell table:style-name="ce2" office:value-type="string" calcext:value-type="string">
            <text:p>Langford</text:p>
          </table:table-cell>
          <table:table-cell table:style-name="ce2" office:value-type="string" calcext:value-type="string">
            <text:p>51.34,-2.782</text:p>
          </table:table-cell>
          <table:table-cell table:number-columns-repeated="97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etter 3 -- Mrs. Vernon to Lady De Courcy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etter 4 -- Mr. De Courcy to Mrs. Vernon</text:p>
          </table:table-cell>
          <table:table-cell table:style-name="ce2" office:value-type="string" calcext:value-type="string">
            <text:p>Parklands</text:p>
          </table:table-cell>
          <table:table-cell table:style-name="ce2" office:value-type="string" calcext:value-type="string">
            <text:p>51.3241974854,-2.51400561211</text:p>
          </table:table-cell>
          <table:table-cell table:number-columns-repeated="97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etter 5 -- Lady Susan to Mrs. Johnson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etter 6 -- Mrs. Vernon to Mr.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etter 7 -- Lady Susan to Mrs. Johnson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etter 8 -- Mrs. Vernon to Lady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etter 9 -- Mrs. Johnson to Lady Susan</text:p>
          </table:table-cell>
          <table:table-cell table:style-name="ce2" office:value-type="string" calcext:value-type="string">
            <text:p>Edward Street</text:p>
          </table:table-cell>
          <table:table-cell table:style-name="ce2" office:value-type="string" calcext:value-type="string">
            <text:p>51.4798,-0.0311</text:p>
          </table:table-cell>
          <table:table-cell table:number-columns-repeated="97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etter 10 -- Lady Susan to Mrs. Johnson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etter 11 -- Mrs. Vernon to Lady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ir Reginald De Courcy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etter 12 -- Sir Reginald De Courcy to His Son</text:p>
          </table:table-cell>
          <table:table-cell table:style-name="ce2" office:value-type="string" calcext:value-type="string">
            <text:p>Parklands</text:p>
          </table:table-cell>
          <table:table-cell table:style-name="ce2" office:value-type="string" calcext:value-type="string">
            <text:p>51.3241974854,-2.51400561211</text:p>
          </table:table-cell>
          <table:table-cell table:number-columns-repeated="9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etter 13 -- Lady De Courcy to Mrs. Vernon</text:p>
          </table:table-cell>
          <table:table-cell table:style-name="ce2" office:value-type="string" calcext:value-type="string">
            <text:p>Parklands</text:p>
          </table:table-cell>
          <table:table-cell table:style-name="ce2" office:value-type="string" calcext:value-type="string">
            <text:p>51.3241974854,-2.51400561211</text:p>
          </table:table-cell>
          <table:table-cell table:number-columns-repeated="97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string" calcext:value-type="string">
            <text:p>Sir Reginald De Courcy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etter 14 -- Mr. De Courcy to Sir Reginald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etter 15 -- Mrs. Vernon to Lady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etter 16 -- Lady Susan to Mrs. Johnson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etter 17 -- Mrs. Vernon to Lady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etter 18 -- From the Same to the Same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etter 19 -- Lady Susan to Mrs. Johnson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etter 20 -- Mrs. Vernon to Lady De Courcy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Miss Vernon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etter 21 -- Miss Vernon to Mr. De Courcy </text:p>
          </table:table-cell>
          <table:table-cell table:number-columns-repeated="981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etter 22 -- Lady Susan to Mrs. Johnson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Letter 23 -- Mrs. Vernon to Lady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etter 24 -- From the Same to the Same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etter 25 -- Lady Susan to Mrs. Johnson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etter 26 -- Mrs. Johnson to Lady Susan</text:p>
          </table:table-cell>
          <table:table-cell table:style-name="ce2" office:value-type="string" calcext:value-type="string">
            <text:p>Edward Street</text:p>
          </table:table-cell>
          <table:table-cell table:style-name="ce2" office:value-type="string" calcext:value-type="string">
            <text:p>51.4798,-0.0311</text:p>
          </table:table-cell>
          <table:table-cell table:number-columns-repeated="97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Letter 27 -- Mrs. Vernon to Lady De Courcy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Letter 28 -- Mrs. Johnson to Lady Susan</text:p>
          </table:table-cell>
          <table:table-cell table:style-name="ce2" office:value-type="string" calcext:value-type="string">
            <text:p>Edward Street</text:p>
          </table:table-cell>
          <table:table-cell table:style-name="ce2" office:value-type="string" calcext:value-type="string">
            <text:p>51.4798,-0.0311</text:p>
          </table:table-cell>
          <table:table-cell table:number-columns-repeated="97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Letter 29 -- Lady Susan to Mrs. Johnson</text:p>
          </table:table-cell>
          <table:table-cell table:style-name="ce2" office:value-type="string" calcext:value-type="string">
            <text:p>Upper Seymour Street</text:p>
          </table:table-cell>
          <table:table-cell table:style-name="ce2" office:value-type="string" calcext:value-type="string">
            <text:p>51.515419,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etter 30 -- Lady Susan to Mr. De Courcy</text:p>
          </table:table-cell>
          <table:table-cell table:style-name="ce2" office:value-type="string" calcext:value-type="string">
            <text:p>Upper Seymour Street</text:p>
          </table:table-cell>
          <table:table-cell table:style-name="ce2" office:value-type="string" calcext:value-type="string">
            <text:p>51.515419,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etter 31 -- Lady Susan to Mrs. Johnson</text:p>
          </table:table-cell>
          <table:table-cell table:style-name="ce2" office:value-type="string" calcext:value-type="string">
            <text:p>Upper Seymour Street</text:p>
          </table:table-cell>
          <table:table-cell table:style-name="ce2" office:value-type="string" calcext:value-type="string">
            <text:p>51.515419,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Letter 32 -- Mrs. Johnson to Lady Susan</text:p>
          </table:table-cell>
          <table:table-cell table:style-name="ce2" office:value-type="string" calcext:value-type="string">
            <text:p>Edward Street</text:p>
          </table:table-cell>
          <table:table-cell table:style-name="ce2" office:value-type="string" calcext:value-type="string">
            <text:p>51.4798,-0.0311</text:p>
          </table:table-cell>
          <table:table-cell table:number-columns-repeated="97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Letter 33 -- Lady Susan to Mrs. Johnson </text:p>
          </table:table-cell>
          <table:table-cell table:style-name="ce2" office:value-type="string" calcext:value-type="string">
            <text:p>Upper Seymour Street</text:p>
          </table:table-cell>
          <table:table-cell table:style-name="ce2" office:value-type="string" calcext:value-type="string">
            <text:p>51.515419,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Letter 34 -- Mr. De Courcy to Lady Susan</text:p>
          </table:table-cell>
          <table:table-cell table:style-name="ce2" office:value-type="string" calcext:value-type="string">
            <text:p>Hotel</text:p>
          </table:table-cell>
          <table:table-cell table:number-columns-repeated="980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Letter 35 -- Lady Susan to Mr. De Courcy</text:p>
          </table:table-cell>
          <table:table-cell table:style-name="ce2" office:value-type="string" calcext:value-type="string">
            <text:p>Upper Seymour Street</text:p>
          </table:table-cell>
          <table:table-cell table:style-name="ce2" office:value-type="string" calcext:value-type="string">
            <text:p>51.515419,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Letter 36 -- Mr. De Courcy to Lady Susan</text:p>
          </table:table-cell>
          <table:table-cell table:style-name="ce2" office:value-type="string" calcext:value-type="string">
            <text:p>Hotel</text:p>
          </table:table-cell>
          <table:table-cell table:number-columns-repeated="980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. De Courcy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Letter 37 -- Lady Susan to Mr. De Courcy</text:p>
          </table:table-cell>
          <table:table-cell table:style-name="ce2" office:value-type="string" calcext:value-type="string">
            <text:p>Upper Seymour Street</text:p>
          </table:table-cell>
          <table:table-cell table:style-name="ce2" office:value-type="string" calcext:value-type="string">
            <text:p>51.515419,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Letter 38 -- Mrs. Johnson to Lady Susan Vernon </text:p>
          </table:table-cell>
          <table:table-cell table:style-name="ce2" office:value-type="string" calcext:value-type="string">
            <text:p>Edward Street</text:p>
          </table:table-cell>
          <table:table-cell table:style-name="ce2" office:value-type="string" calcext:value-type="string">
            <text:p>51.4798,-0.0311</text:p>
          </table:table-cell>
          <table:table-cell table:number-columns-repeated="97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ady Susan</text:p>
          </table:table-cell>
          <table:table-cell table:style-name="ce2" office:value-type="string" calcext:value-type="string">
            <text:p>Mrs. Johnson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Letter 39 -- Lady Susan to Mrs. Johnson</text:p>
          </table:table-cell>
          <table:table-cell table:style-name="ce2" office:value-type="string" calcext:value-type="string">
            <text:p>Upper Seymour Street.</text:p>
          </table:table-cell>
          <table:table-cell table:style-name="ce2" office:value-type="string" calcext:value-type="string">
            <text:p>51.515419, -0.141099</text:p>
          </table:table-cell>
          <table:table-cell table:number-columns-repeated="97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Letter 40 -- Lady De Courcy to Mrs. Vernon </text:p>
          </table:table-cell>
          <table:table-cell table:number-columns-repeated="98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Letter 41 -- Mrs. Vernon to Lady De Courcy </text:p>
          </table:table-cell>
          <table:table-cell table:style-name="ce2" office:value-type="string" calcext:value-type="string">
            <text:p>Churchhill</text:p>
          </table:table-cell>
          <table:table-cell table:style-name="ce2" office:value-type="string" calcext:value-type="string">
            <text:p>51.3354,-2.7963</text:p>
          </table:table-cell>
          <table:table-cell table:number-columns-repeated="97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Mrs. Vernon</text:p>
          </table:table-cell>
          <table:table-cell table:style-name="ce2" office:value-type="string" calcext:value-type="string">
            <text:p>Lady De Courcy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onclusion -- Mrs. Vernon to Lady De Courcy</text:p>
          </table:table-cell>
          <table:table-cell table:number-columns-repeated="981"/>
        </table:table-row>
        <table:table-row table:style-name="ro1" table:number-rows-repeated="1048532">
          <table:table-cell table:number-columns-repeated="986"/>
        </table:table-row>
        <table:table-row table:style-name="ro1">
          <table:table-cell table:number-columns-repeated="9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 style:data-style-name="N2" text:time-value="16:42:16.4516751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blladysusandata2.csv" style:display-name="PageStyle_tblladysusandata2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a Bolintineanu</meta:initial-creator>
    <dc:creator>Matt Price</dc:creator>
    <meta:creation-date>2018-11-14T16:22:49</meta:creation-date>
    <dc:date>2019-06-05T09:16:08.628580039</dc:date>
    <meta:generator>LibreOffice/6.2.4.2.0$Linux_X86_64 LibreOffice_project/20$Build-2</meta:generator>
    <meta:editing-duration>PT17H13M56S</meta:editing-duration>
    <meta:editing-cycles>3</meta:editing-cycles>
    <meta:document-statistic meta:table-count="1" meta:cell-count="29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